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GB" officeooo:rsid="00118a62" officeooo:paragraph-rsid="00118a62"/>
    </style:style>
    <style:style style:name="P2" style:family="paragraph" style:parent-style-name="Text_20_body">
      <style:text-properties officeooo:rsid="00136bd5" officeooo:paragraph-rsid="00136bd5"/>
    </style:style>
    <style:style style:name="P3" style:family="paragraph" style:parent-style-name="Text_20_body">
      <style:text-properties officeooo:rsid="0013f186" officeooo:paragraph-rsid="0013f186"/>
    </style:style>
    <style:style style:name="P4" style:family="paragraph" style:parent-style-name="Text_20_body">
      <style:text-properties officeooo:rsid="001d154f" officeooo:paragraph-rsid="001d154f"/>
    </style:style>
    <style:style style:name="P5" style:family="paragraph" style:parent-style-name="Text_20_body">
      <style:text-properties officeooo:rsid="001e7923" officeooo:paragraph-rsid="001e7923"/>
    </style:style>
    <style:style style:name="P6" style:family="paragraph" style:parent-style-name="Title">
      <style:text-properties fo:language="en" fo:country="GB"/>
    </style:style>
    <style:style style:name="P7" style:family="paragraph" style:parent-style-name="Heading_20_1">
      <style:text-properties officeooo:rsid="0013f186" officeooo:paragraph-rsid="0013f186"/>
    </style:style>
    <style:style style:name="P8" style:family="paragraph" style:parent-style-name="Heading_20_1">
      <style:text-properties officeooo:rsid="00245091" officeooo:paragraph-rsid="0025853e"/>
    </style:style>
    <style:style style:name="P9" style:family="paragraph" style:parent-style-name="Heading_20_1">
      <style:text-properties officeooo:rsid="002db5e3" officeooo:paragraph-rsid="002db5e3"/>
    </style:style>
    <style:style style:name="P10" style:family="paragraph" style:parent-style-name="Heading_20_2">
      <style:text-properties officeooo:rsid="0013f186" officeooo:paragraph-rsid="0013f186"/>
    </style:style>
    <style:style style:name="P11" style:family="paragraph" style:parent-style-name="Heading_20_2">
      <style:text-properties officeooo:rsid="001d154f" officeooo:paragraph-rsid="001d154f"/>
    </style:style>
    <style:style style:name="P12" style:family="paragraph" style:parent-style-name="Heading_20_2">
      <style:text-properties officeooo:rsid="0021b7c5" officeooo:paragraph-rsid="0021b7c5"/>
    </style:style>
    <style:style style:name="P13" style:family="paragraph" style:parent-style-name="Heading_20_2">
      <style:text-properties officeooo:rsid="0025853e" officeooo:paragraph-rsid="0025853e"/>
    </style:style>
    <style:style style:name="P14" style:family="paragraph" style:parent-style-name="Text_20_body" style:list-style-name="L1">
      <style:text-properties officeooo:rsid="00136bd5" officeooo:paragraph-rsid="00136bd5"/>
    </style:style>
    <style:style style:name="P15" style:family="paragraph" style:parent-style-name="Text_20_body">
      <style:text-properties officeooo:rsid="0012f94b" officeooo:paragraph-rsid="0012f94b"/>
    </style:style>
    <style:style style:name="P16" style:family="paragraph" style:parent-style-name="Text_20_body">
      <style:text-properties officeooo:rsid="0025853e" officeooo:paragraph-rsid="0025853e"/>
    </style:style>
    <style:style style:name="P17" style:family="paragraph" style:parent-style-name="Text_20_body">
      <style:text-properties officeooo:rsid="0021b7c5" officeooo:paragraph-rsid="0021b7c5"/>
    </style:style>
    <style:style style:name="P18" style:family="paragraph" style:parent-style-name="Text_20_body">
      <style:text-properties officeooo:rsid="00281fad" officeooo:paragraph-rsid="00281fad"/>
    </style:style>
    <style:style style:name="P19" style:family="paragraph" style:parent-style-name="Text_20_body">
      <style:text-properties officeooo:rsid="002db5e3" officeooo:paragraph-rsid="002db5e3"/>
    </style:style>
    <style:style style:name="P20" style:family="paragraph" style:parent-style-name="Text_20_body">
      <style:text-properties officeooo:rsid="001fe20a" officeooo:paragraph-rsid="002e2867"/>
    </style:style>
    <style:style style:name="P21" style:family="paragraph" style:parent-style-name="Table_20_Contents">
      <style:text-properties officeooo:rsid="002db5e3" officeooo:paragraph-rsid="002db5e3"/>
    </style:style>
    <style:style style:name="P22" style:family="paragraph" style:parent-style-name="Table_20_Contents">
      <style:text-properties officeooo:rsid="002f8e87" officeooo:paragraph-rsid="002f8e87"/>
    </style:style>
    <style:style style:name="T1" style:family="text">
      <style:text-properties officeooo:rsid="000fb123"/>
    </style:style>
    <style:style style:name="T2" style:family="text">
      <style:text-properties officeooo:rsid="00123eba"/>
    </style:style>
    <style:style style:name="T3" style:family="text">
      <style:text-properties officeooo:rsid="0015d467"/>
    </style:style>
    <style:style style:name="T4" style:family="text">
      <style:text-properties officeooo:rsid="001e7923"/>
    </style:style>
    <style:style style:name="T5" style:family="text">
      <style:text-properties officeooo:rsid="001ece76"/>
    </style:style>
    <style:style style:name="T6" style:family="text">
      <style:text-properties officeooo:rsid="00265e4a"/>
    </style:style>
    <style:style style:name="T7" style:family="text">
      <style:text-properties officeooo:rsid="0029daeb"/>
    </style:style>
    <style:style style:name="T8" style:family="text">
      <style:text-properties officeooo:rsid="002e286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for a <text:span text:style-name="T1">prefetching </text:span>SPARQL caching proxy</text:p>
      <text:h text:style-name="Heading_20_1" text:outline-level="1">Motivation</text:h>
      <text:p text:style-name="P1">I long worked on SPARQL federation, but given the huge reliability issues SPARQL endpoints have, shifted focus towards making individual endpoints more reliable. From industry experience, I know that caching in the Internet is important <text:span text:style-name="T2">and that it works, therefore, it became my primary focus. Now, I see this in the convergence of work done by several people, and I'm circulating this to see if we can join forces around a common cause, without necessarily altering the direction we are working in too much, but also to slice up the problem space in reasonable chunks, so that we can work on things that we're good at, not step on each others toes, and make good progress.</text:span></text:p>
      <text:h text:style-name="Heading_20_1" text:outline-level="1">Basic idea</text:h>
      <text:p text:style-name="P15">There is a lot of caching infrastructure in the Internet, like Content Delivery Networks, huge caching proxies, and large institutional proxies. The standards are well defined. In my survey, I found that the standards aren't well supported in the Semantic Web, but there is enough to get started. This takes care of response validity problems. It is not very useful to just cache full responses to queries, besides, it is too trivial for an academic paper. So, in addition, the proxy should analyze queries it sees for frequently occurring patterns and try to predict what data will be useful for future queries. It should then fetch those data preemptively, and then it will be able fully or partially respond to queries. I have already written such a caching proxy, but it turned out to be too trivial to have any practical benefits.</text:p>
      <text:h text:style-name="P8" text:outline-level="1">Practical constraints</text:h>
      <text:p text:style-name="P2">I'm aiming for something that could be deployed on a large scale on today's Web, and therefore, I accept some practical constraints: </text:p>
      <text:list xml:id="list5304777582399436049" text:style-name="L1">
        <text:list-item>
          <text:p text:style-name="P14">Simply support the HTTP 1.1 standard. That means, I will only cache responses where the HTTP metadata says that it can be cached and for how long.</text:p>
        </text:list-item>
        <text:list-item>
          <text:p text:style-name="P14">All the industry caches I've seen are simple key-value stores. That means, the key would usually be the URL of the result, but it could also be a digest, and the value is a serialized RDF graph. <text:span text:style-name="T3">I first wrote a cache where the value was a reference to a live quad store, but it turned out to be a bad idea.</text:span></text:p>
        </text:list-item>
      </text:list>
      <text:h text:style-name="P13" text:outline-level="2">Current cache infrastructure</text:h>
      <text:p text:style-name="P16">The current Internet cache infrastructure can be understood in 5 abstract levels. The server may cache query results itself. This is a conventional database query cache. Then, there may be a reverse <text:s/>proxy (aka “web accelerator”). Since they are commonly under the same administrative control as <text:soft-page-break/>the server itself, it may be using a different protocol than HTTP, have different bandwidth characteristics than what is found on the Internet, and overall be very similar to a conventional database query cache. These two are thus not of my interest. Then, there may be caching proxies in the Internet infrastructure. The Content Delivery Network is the prime example, where content producers hire capacity on the CDNs closer to the consumer, but it may also be that large ISPs put in proxies to share content between customers. There may also be forward caching proxies, for example at University campuses. In both these cases, the cache will manage requests from many clients and responses from many servers. And finally, the client may themselves decide to cache results. I think it is the CDN and forward caching proxy that is the most relevant for my work. It may well be adapted to other parts of the infrastructure.</text:p>
      <text:h text:style-name="P7" text:outline-level="1">Properties of subsystems</text:h>
      <text:h text:style-name="P10" text:outline-level="2">Cache</text:h>
      <text:p text:style-name="P3">As mentioned, the cache itself is a key-value store. The value is often stored in main memory, <text:span text:style-name="T3">but may also be written to disk. Since the value has to be serialized in the cache, the overhead of querying the serialized results sets must be kept to a minimum, but on the other hand, the result sets may be fetched and processed asynchronously, and only be made available for query execution once ready, so the processing costs when fetching and entering them into the cache may be substantial without loss of system performance. Another important characteristic is that one key identifies a result of a single triple pattern, or possibly a simple BGP. To respond to a query, we need efficient query evaluation across several result sets.</text:span></text:p>
      <text:h text:style-name="P11" text:outline-level="2">Prefetcher</text:h>
      <text:p text:style-name="P4">My current implementation uses Redis' publish-subscribe system, where other components may send a URL, which may be a Triple Pattern Fragment or a SPARQL, and a very simple script fetches that, transforms the result to a different serialization if necessary, and enters it into the cache. It is probably not worth much effort to do it differently.</text:p>
      <text:h text:style-name="P11" text:outline-level="2">Query Analyzer</text:h>
      <text:p text:style-name="P4">The query analyzer is tasked with aggregating properties of queries so that <text:span text:style-name="T4">data can be prefetched. It is also possible to use it to find “safe queries”. I'm not too good at formalizing this, but an example should illustrate: CONSTRUCT WHERE { ?s :p ?o ; :q ?l . } is a safe query in the sense that its result can be reused to respond to a subsequent query with the same BGP under the assumption of triple semantics, whereas CONSTRUCT WHERE { ?s :p ?o ; :q ?l . FILTER (?l &gt; 4000) } gets much more difficult to use since a FILTER clause in a subsequent query would have to be checked.</text:span></text:p>
      <text:p text:style-name="P5">There's plenty of opportunity here, much of which clearly is Future Work. <text:span text:style-name="T5">I'm inclined to constrain the scope of my work to prefetch single triple patterns and to load entire data dumps into the cache.</text:span></text:p>
      <text:p text:style-name="P20">Still, there are many challenges worth brainstorming, like for example if fetching a certain triple pattern will lead to that subsequent queries will have a remote part that has very low selectivity. <text:span text:style-name="T8">It would also be very interesting to use </text:span><text:a xlink:type="simple" xlink:href="http://ceur-ws.org/Vol-1057/DividinoAndGroner_LD4IE2013.pdf"><text:span text:style-name="T8">different similarity measures</text:span></text:a><text:span text:style-name="T8"> to predict which parts to prefetch. </text:span><text:soft-page-break/><text:span text:style-name="T8">Overall, i</text:span>s it possible to approach this problem in a manner that is not just “try out something”?</text:p>
      <text:h text:style-name="P12" text:outline-level="2">Query Evaluation</text:h>
      <text:p text:style-name="P17">Query evaluation in this case has much in common with federation. In particular, we <text:span text:style-name="T6">may </text:span>look upon <text:span text:style-name="T6">the “consumer endpoints” of </text:span><text:a xlink:type="simple" xlink:href="http://arxiv.org/abs/1503.02940"><text:span text:style-name="T6">Fedra</text:span></text:a><text:span text:style-name="T6"> as the cache. However, the cache infrastructure has just one “public endpoint” and the query is evaluated in part there, and in part on the cache server, at the discretion of the latter. In my initial implementation, I just divided the query in two parts, the part that had cached triple patterns, and then it sent the remaining to the remote endpoint. The problems were predictable, but I didn't think they would be as severe as they turned out to be: It often resulted in splitting the query so that the joins became cartesian, and also the remote triple patterns had very low selectivity, which resulted in timeouts.</text:span></text:p>
      <text:p text:style-name="P18">Therefore, there's no escaping developing a cost model that <text:span text:style-name="T7">helps estimate what parts of the query should be joined at the cache server and what should be sent to the remote endpoint. That is, I understand, very similar to the objective of the </text:span><text:a xlink:type="simple" xlink:href="http://people.aifb.kit.edu/mac/shepherd/"><text:span text:style-name="T7">SHEPHERD</text:span></text:a><text:span text:style-name="T7"> work, so an understanding of what is left to do is important. Moreover, the cost model should also take into account the cost of using Triple Pattern Fragment sources. It would also be nice to include the fact that HTTP/2 is designed to lower the cost of making many remote requests significantly cheaper.</text:span></text:p>
      <text:h text:style-name="P9" text:outline-level="1">Problems</text:h>
      <text:p text:style-name="P19">I'll try to list some problems, with some approaches, at different levels of ideal. I can't possibly work on these myself, but I have to adopt those that lead to a finished system. Then, I hope others will find other things interesting.</text:p>
      <table:table table:name="Table1" table:style-name="Table1">
        <table:table-column table:style-name="Table1.A"/>
        <table:table-column table:style-name="Table1.B"/>
        <table:table-column table:style-name="Table1.A"/>
        <table:table-column table:style-name="Table1.B"/>
        <table:table-row>
          <table:table-cell table:style-name="Table1.A1" office:value-type="string">
            <text:p text:style-name="Table_20_Heading">Problem</text:p>
          </table:table-cell>
          <table:table-cell table:style-name="Table1.A1" office:value-type="string">
            <text:p text:style-name="Table_20_Heading">Minimal approach</text:p>
          </table:table-cell>
          <table:table-cell table:style-name="Table1.A1" office:value-type="string">
            <text:p text:style-name="Table_20_Heading">Better approach</text:p>
          </table:table-cell>
          <table:table-cell table:style-name="Table1.D1" office:value-type="string">
            <text:p text:style-name="Table_20_Heading">Ideal approach</text:p>
          </table:table-cell>
        </table:table-row>
        <table:table-row>
          <table:table-cell table:style-name="Table1.A2" office:value-type="string">
            <text:p text:style-name="P21">Serialization to cache</text:p>
          </table:table-cell>
          <table:table-cell table:style-name="Table1.A2" office:value-type="string">
            <text:p text:style-name="P21">Remote endpoint native (e.g. Turtle)</text:p>
          </table:table-cell>
          <table:table-cell table:style-name="Table1.A2" office:value-type="string">
            <text:p text:style-name="P21">Use HDT as it is</text:p>
          </table:table-cell>
          <table:table-cell table:style-name="Table1.D2" office:value-type="string">
            <text:p text:style-name="P21">Develop a binary format that uses constants for terms that <text:s/>recur in every triple</text:p>
          </table:table-cell>
        </table:table-row>
        <table:table-row>
          <table:table-cell table:style-name="Table1.A2" office:value-type="string">
            <text:p text:style-name="P21">Store for cache server evaluation</text:p>
          </table:table-cell>
          <table:table-cell table:style-name="Table1.A2" office:value-type="string">
            <text:p text:style-name="P21">Parse cache contents and add to RAM model for querying </text:p>
          </table:table-cell>
          <table:table-cell table:style-name="Table1.A2" office:value-type="string">
            <text:p text:style-name="P21">Create an index of HDT contents and then query HDT directly</text:p>
          </table:table-cell>
          <table:table-cell table:style-name="Table1.D2" office:value-type="string">
            <text:p text:style-name="P21">Create an index of binary cache contents to assist querying</text:p>
          </table:table-cell>
        </table:table-row>
        <table:table-row>
          <table:table-cell table:style-name="Table1.A2" office:value-type="string">
            <text:p text:style-name="P21">Query analysis</text:p>
          </table:table-cell>
          <table:table-cell table:style-name="Table1.A2" office:value-type="string">
            <text:p text:style-name="P21">Record the most frequent triple patterns</text:p>
          </table:table-cell>
          <table:table-cell table:style-name="Table1.A2" office:value-type="string">
            <text:p text:style-name="P22">Use similarity measures </text:p>
          </table:table-cell>
          <table:table-cell table:style-name="Table1.D2" office:value-type="string">
            <text:p text:style-name="P22">Structured approach to deal with problems around selectivity and similarity</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jetil Kjernsmo</meta:initial-creator>
    <meta:creation-date>2015-03-25T16:16:24.528039992</meta:creation-date>
    <dc:date>2015-03-31T18:45:44.855554597</dc:date>
    <dc:creator>Kjetil Kjernsmo</dc:creator>
    <meta:editing-duration>P6DT1H29M46S</meta:editing-duration>
    <meta:editing-cycles>14</meta:editing-cycles>
    <meta:generator>LibreOffice/4.2.7.2$Linux_X86_64 LibreOffice_project/420m0$Build-2</meta:generator>
    <meta:document-statistic meta:table-count="1" meta:image-count="0" meta:object-count="0" meta:page-count="3" meta:paragraph-count="41" meta:word-count="1357" meta:character-count="7889" meta:non-whitespace-character-count="6570"/>
  </office:meta>
</office:document-meta>
</file>